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Footer">
      <style:paragraph-properties fo:text-align="end" style:justify-single-word="false"/>
    </style:style>
    <style:style style:name="P4" style:family="paragraph" style:parent-style-name="Header">
      <style:paragraph-properties fo:text-align="end" style:justify-single-word="false"/>
    </style:style>
    <style:style style:name="T1"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tLot Overview</text:p>
      <text:p text:style-name="P1"><text:span text:style-name="T1"/></text:p>
      <text:p text:style-name="P1"><text:span text:style-name="T1">This is a general overview of what BotLot is and how it works.</text:span></text:p>
      <text:p text:style-name="P2"><text:span text:style-name="T1"/></text:p>
      <text:p text:style-name="P2"><text:span text:style-name="T1"><text:tab/>BotLot ("Bot Pilot") is a backend tool to act as a navigator for a larger navigational program. The best way to think of this tool is as a backseat navigator, who handles the heavy lifting in learning an area, and then giving direction on how to navigate that area. Essentially, a driver program tells BotLot what is happening, what nodes and edges it finds, and where it is. From there, BotLot can give direction back to the driver program, including where it needs to go to learn more about the area. BotLot takes care of holding the data (using a custom graph structure), modifying it, and determining the best way to go about naviga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BotLot Overview</text:p>
      </style:header>
      <style:footer>
        <text:p text:style-name="MP2">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M39S</meta:editing-duration>
    <meta:editing-cycles>6</meta:editing-cycles>
    <meta:generator>OpenOffice/4.1.1$Win32 OpenOffice.org_project/411m6$Build-9775</meta:generator>
    <dc:date>2015-10-10T00:11:05.87</dc:date>
    <dc:creator>Greg Stewart</dc:creator>
    <meta:document-statistic meta:table-count="0" meta:image-count="0" meta:object-count="0" meta:page-count="1" meta:paragraph-count="5" meta:word-count="135" meta:character-count="746"/>
    <meta:user-defined meta:name="Info 1"/>
    <meta:user-defined meta:name="Info 2"/>
    <meta:user-defined meta:name="Info 3"/>
    <meta:user-defined meta:name="Info 4"/>
  </office:meta>
</office:document-meta>
</file>